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4a86f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5d3be" officeooo:paragraph-rsid="00498fa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11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2" style:family="paragraph" style:parent-style-name="Title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5d3be" officeooo:paragraph-rsid="00498fac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98fac" officeooo:paragraph-rsid="00498fac" style:font-size-asian="12pt" style:font-weight-asian="normal" style:font-size-complex="12pt" style:font-weight-complex="normal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98fac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officeooo:rsid="00498fac"/>
    </style:style>
    <style:style style:name="T8" style:family="text">
      <style:text-properties officeooo:rsid="0045d3be"/>
    </style:style>
    <style:style style:name="T9" style:family="text">
      <style:text-properties style:text-position="0% 100%" fo:font-weight="bold" officeooo:rsid="00a65559" style:font-weight-asian="bold" style:font-weight-complex="bold"/>
    </style:style>
    <style:style style:name="T10" style:family="text">
      <style:text-properties style:text-position="0% 100%" fo:font-weight="normal" officeooo:rsid="00a65559" style:font-weight-asian="normal" style:font-weight-complex="normal"/>
    </style:style>
    <style:style style:name="T11" style:family="text">
      <style:text-properties officeooo:rsid="004f04d3"/>
    </style:style>
    <style:style style:name="T12" style:family="text">
      <style:text-properties officeooo:rsid="0050be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itle>Rosewood Loop Walk - Cub Hike– V1.0</text:title></text:p>
      <text:p text:style-name="P10"><text:span text:style-name="T11">(</text:span>Sheep Station Creek <text:span text:style-name="T11">to </text:span><text:span text:style-name="T12">Rosewood Loop</text:span><text:span text:style-name="T11">)</text:span></text:p>
      <text:p text:style-name="P2">Phil Shepherd – <text:span text:style-name="T6">Aug 2016</text:span></text:p>
      <text:p text:style-name="P3"/>
      <text:p text:style-name="P5"><text:span text:style-name="T4">MAP:<text:tab/><text:tab/><text:tab/></text:span>Brays Creek 9541-3S<text:line-break/><text:span text:style-name="T9">Grid Ref Zone:<text:tab/></text:span><text:span text:style-name="T10">MGRS </text:span><text:span text:style-name="T2">56JNP.</text:span></text:p>
      <text:p text:style-name="P5"/>
      <text:p text:style-name="P4"/>
      <text:p text:style-name="P11">Hike – <text:span text:style-name="T7">Sheepstation Creek to </text:span><text:span text:style-name="T12">Rosewood</text:span><text:span text:style-name="T7"> Loop</text:span></text:p>
      <text:p text:style-name="P7"/>
      <text:p text:style-name="P9">Approximately <text:span text:style-name="T5">6</text:span><text:span text:style-name="T3">km</text:span> hike with <text:span text:style-name="T7">25</text:span>0m <text:span text:style-name="T7">ascent/</text:span>descent.</text:p>
      <text:p text:style-name="P9"/>
      <text:p text:style-name="P9">A popular, well marked walk, through rainforest.</text:p>
      <text:p text:style-name="P9">Not hiked by the author so further details are required.</text:p>
      <text:p text:style-name="P7"/>
      <text:list xml:id="list1970850379" text:style-name="L1">
        <text:list-item>
          <text:p text:style-name="P13"><text:span text:style-name="T7">Start</text:span> at Sheep<text:span text:style-name="T7">s</text:span>ation Creek (0221 5710)</text:p>
        </text:list-item>
        <text:list-item>
          <text:p text:style-name="P14">Head North East along Booyong Walk to the junction at 0230 5828</text:p>
        </text:list-item>
        <text:list-item>
          <text:p text:style-name="P14">Head South West and then North around the <text:span text:style-name="T12">Rosewood Loop</text:span> track</text:p>
        </text:list-item>
        <text:list-item>
          <text:p text:style-name="P14">Rejoin the Booyong Walk at <text:s/><text:span text:style-name="T8">0230 5848</text:span></text:p>
        </text:list-item>
        <text:list-item>
          <text:p text:style-name="P14">Head Scout East back to Sheepstation Creek.</text:p>
        </text:list-item>
      </text:list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Rosewood Loop Walk - Cub Hike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2:43:37.156935506</dc:date>
    <meta:editing-duration>PT3H1M57S</meta:editing-duration>
    <meta:editing-cycles>40</meta:editing-cycles>
    <dc:title>Rosewood Loop Walk - Cub Hike– V1.0</dc:title>
    <meta:document-statistic meta:table-count="0" meta:image-count="0" meta:object-count="0" meta:page-count="1" meta:paragraph-count="14" meta:word-count="112" meta:character-count="635" meta:non-whitespace-character-count="536"/>
  </office:meta>
</office:document-meta>
</file>